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NegotiationManagerFactoryBean.setIgnoreAcceptHeader( boolean ignoreAccept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useRegisteredExtensions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FavorParameter( boolean favor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addMediaTypes( @ Nullable Map &lt; String , MediaType &gt; media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ntNegotiationManagerFactoryBean.setMediaTypes( Properties mediaTyp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NegotiationManagerFactoryBean.build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ContentNegotiationManagerFactoryBean.setDefaultContentTypes( List &lt; MediaType &gt; content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UseJaf( boolean useJ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addMediaType( String key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DefaultContentType( MediaType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ParameterName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NegotiationManagerFactoryBean.setServletContex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UseRegisteredExtensionsOnly( boolean useRegisteredExtensions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Strategies( @ Nullable List &lt; ContentNegotiationStrategy &gt; strateg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IgnoreUnknownPathExtensions( boolean ign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DefaultContentTypeStrategy( ContentNegotiationStrategy 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setFavorPathExtension( boolean favorPath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NegotiationManager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